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55cm" fo:min-width="2.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fo:min-height="0.936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5.45cm" fo:min-width="1.3cm"/>
    </style:style>
    <style:style style:name="gr5" style:family="graphic" style:parent-style-name="standard">
      <style:graphic-properties draw:stroke="none" draw:fill="none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loext:graphic-properties draw:fill="none"/>
      <style:text-properties fo:font-weight="normal" style:font-weight-asian="normal" style:font-weight-complex="normal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="none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2.6cm" svg:height="6.8cm" svg:x="6.8cm" svg:y="4.2cm">
          <text:p text:style-name="P1">服务器</text:p>
          <text:p text:style-name="P1">模块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6.8cm" svg:x="12cm" svg:y="4.2cm">
          <text:p text:style-name="P1">数据库</text:p>
          <text:p text:style-name="P1">操作</text:p>
          <text:p text:style-name="P1">模块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6.8cm" svg:x="2cm" svg:y="4.2cm">
          <text:p text:style-name="P1">客户端</text:p>
          <text:p text:style-name="P1">模块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8cm" svg:y1="6.3cm" svg:x2="6.6cm" svg:y2="6.3cm">
          <text:p/>
        </draw:line>
        <draw:line draw:style-name="gr2" draw:text-style-name="P2" draw:layer="layout" svg:x1="11.743cm" svg:y1="7.472cm" svg:x2="9.843cm" svg:y2="7.472cm">
          <text:p/>
        </draw:line>
        <draw:line draw:style-name="gr2" draw:text-style-name="P2" draw:layer="layout" svg:x1="6.7cm" svg:y1="8.4cm" svg:x2="4.8cm" svg:y2="8.4cm">
          <text:p/>
        </draw:line>
        <draw:frame draw:style-name="gr3" draw:text-style-name="P4" draw:layer="layout" svg:width="3.32cm" svg:height="1.191cm" svg:x="9.48cm" svg:y="6.209cm">
          <draw:text-box>
            <text:p text:style-name="P3"><text:span text:style-name="T1">实例化</text:span></text:p>
          </draw:text-box>
        </draw:frame>
        <draw:custom-shape draw:style-name="gr4" draw:text-style-name="P5" draw:layer="layout" svg:width="1.8cm" svg:height="5.7cm" svg:x="17.5cm" svg:y="4.9cm">
          <text:p text:style-name="P1">数</text:p>
          <text:p text:style-name="P1">据</text:p>
          <text:p text:style-name="P1">库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6cm" svg:y1="6.9cm" svg:x2="17.5cm" svg:y2="6.9cm">
          <text:p/>
        </draw:line>
        <draw:line draw:style-name="gr2" draw:text-style-name="P2" draw:layer="layout" svg:x1="17.4cm" svg:y1="8.2cm" svg:x2="14.6cm" svg:y2="8.2cm">
          <text:p/>
        </draw:line>
        <draw:frame draw:style-name="gr5" draw:text-style-name="P6" draw:layer="layout" svg:width="3.186cm" svg:height="1.673cm" svg:x="14.814cm" svg:y="7.1cm">
          <draw:text-box>
            <text:p><text:span text:style-name="T1">pymysql</text:span></text:p>
          </draw:text-box>
        </draw:frame>
        <draw:frame draw:style-name="gr5" draw:text-style-name="P6" draw:layer="layout" svg:width="3.186cm" svg:height="1.673cm" svg:x="4.6cm" svg:y="6.827cm">
          <draw:text-box>
            <text:p><text:span text:style-name="T1"><text:s/></text:span><text:span text:style-name="T1">TC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7T14:38:08.195646735</meta:creation-date>
    <dc:date>2019-08-17T15:23:31.971984007</dc:date>
    <meta:editing-duration>PT3M41S</meta:editing-duration>
    <meta:editing-cycles>1</meta:editing-cycles>
    <meta:document-statistic meta:object-count="12"/>
    <meta:generator>LibreOffice/6.0.7.3$Linux_X86_64 LibreOffice_project/00m0$Build-3</meta:generator>
  </office:meta>
</office:document-meta>
</file>